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3125in" fo:margin-left="0in" table:align="left"/>
    </style:style>
    <style:style style:name="Table2.A" style:family="table-column">
      <style:table-column-properties style:column-width="0.6035in"/>
    </style:style>
    <style:style style:name="Table2.B" style:family="table-column">
      <style:table-column-properties style:column-width="1.396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125in"/>
    </style:style>
    <style:style style:name="Table2.E" style:family="table-column">
      <style:table-column-properties style:column-width="0.7639in"/>
    </style:style>
    <style:style style:name="Table2.F" style:family="table-column">
      <style:table-column-properties style:column-width="1.1736in"/>
    </style:style>
    <style:style style:name="Table2.H" style:family="table-column">
      <style:table-column-properties style:column-width="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11" style:family="table-row">
      <style:table-row-properties style:min-row-height="0.3542in"/>
    </style:style>
    <style:style style:name="P1" style:family="paragraph" style:parent-style-name="Table_20_Contents">
      <style:text-properties fo:font-size="18pt" officeooo:rsid="00043609" officeooo:paragraph-rsid="00043609" style:font-size-asian="18pt" style:font-size-complex="18pt"/>
    </style:style>
    <style:style style:name="P2" style:family="paragraph" style:parent-style-name="Table_20_Contents">
      <style:text-properties fo:font-size="18pt" officeooo:paragraph-rsid="00043609" style:font-size-asian="18pt" style:font-size-complex="18pt"/>
    </style:style>
    <style:style style:name="P3" style:family="paragraph" style:parent-style-name="Table_20_Contents">
      <style:text-properties fo:font-size="18pt" fo:font-weight="normal" officeooo:rsid="00043609" officeooo:paragraph-rsid="00043609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margin-top="0.0791in" fo:margin-bottom="0.1764in" style:contextual-spacing="false"/>
      <style:text-properties officeooo:paragraph-rsid="000457f4"/>
    </style:style>
    <style:style style:name="P5" style:family="paragraph" style:parent-style-name="Text_20_body">
      <style:paragraph-properties fo:margin-top="0.1189in" fo:margin-bottom="0.2161in" style:contextual-spacing="false"/>
      <style:text-properties fo:font-size="18pt" officeooo:rsid="00043609" officeooo:paragraph-rsid="000457f4" style:font-size-asian="18pt" style:font-size-complex="18pt"/>
    </style:style>
    <style:style style:name="P6" style:family="paragraph" style:parent-style-name="Text_20_body">
      <style:paragraph-properties fo:margin-top="0.1189in" fo:margin-bottom="0.2161in" style:contextual-spacing="false"/>
      <style:text-properties fo:font-size="18pt" officeooo:rsid="00043609" officeooo:paragraph-rsid="00043609" style:font-size-asian="18pt" style:font-size-complex="18pt"/>
    </style:style>
    <style:style style:name="T1" style:family="text">
      <style:text-properties officeooo:rsid="000457f4"/>
    </style:style>
    <style:style style:name="T2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1">ক্রঃনং </text:p>
          </table:table-cell>
          <table:table-cell table:style-name="Table2.A1" office:value-type="string">
            <text:p text:style-name="P1">ছুটির বার</text:p>
          </table:table-cell>
          <table:table-cell table:style-name="Table2.A1" office:value-type="string">
            <text:p text:style-name="P1">ফজর</text:p>
          </table:table-cell>
          <table:table-cell table:style-name="Table2.A1" office:value-type="string">
            <text:p text:style-name="P1">যোহর </text:p>
          </table:table-cell>
          <table:table-cell table:style-name="Table2.A1" office:value-type="string">
            <text:p text:style-name="P1">আসর </text:p>
          </table:table-cell>
          <table:table-cell table:style-name="Table2.A1" office:value-type="string">
            <text:p text:style-name="P1">মাগরিব </text:p>
          </table:table-cell>
          <table:table-cell table:style-name="Table2.A1" office:value-type="string">
            <text:p text:style-name="P1">এশা </text:p>
          </table:table-cell>
          <table:table-cell table:style-name="Table2.H1" office:value-type="string">
            <text:p text:style-name="P1">জুম'<text:span text:style-name="T1">আ </text:span><text:s/></text:p>
          </table:table-cell>
        </table:table-row>
        <table:table-row>
          <table:table-cell table:style-name="Table2.A2" office:value-type="string">
            <text:p text:style-name="P1">০১</text:p>
          </table:table-cell>
          <table:table-cell table:style-name="Table2.A2" office:value-type="string">
            <text:p text:style-name="P1">বুধবার 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২</text:p>
          </table:table-cell>
          <table:table-cell table:style-name="Table2.A2" office:value-type="string">
            <text:p text:style-name="P1">বৃহস্পতি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৩</text:p>
          </table:table-cell>
          <table:table-cell table:style-name="Table2.A2" office:value-type="string">
            <text:p text:style-name="P3">শুক্র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৪</text:p>
          </table:table-cell>
          <table:table-cell table:style-name="Table2.A2" office:value-type="string">
            <text:p text:style-name="P1">শনি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৫</text:p>
          </table:table-cell>
          <table:table-cell table:style-name="Table2.A2" office:value-type="string">
            <text:p text:style-name="P1">রবি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৬</text:p>
          </table:table-cell>
          <table:table-cell table:style-name="Table2.A2" office:value-type="string">
            <text:p text:style-name="P1">সোম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৭</text:p>
          </table:table-cell>
          <table:table-cell table:style-name="Table2.A2" office:value-type="string">
            <text:p text:style-name="P1">মঙ্গল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৮</text:p>
          </table:table-cell>
          <table:table-cell table:style-name="Table2.A2" office:value-type="string">
            <text:p text:style-name="P1">বুধ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০৯</text:p>
          </table:table-cell>
          <table:table-cell table:style-name="Table2.A2" office:value-type="string">
            <text:p text:style-name="P1">বৃহস্পতিবার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 table:style-name="Table2.11">
          <table:table-cell table:style-name="Table2.A2" office:value-type="string">
            <text:p text:style-name="P1">১০</text:p>
          </table:table-cell>
          <table:table-cell table:style-name="Table2.A2" office:value-type="string">
            <text:p text:style-name="P1">শুক্রবার 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</table:table>
      <text:p text:style-name="P4"><text:line-break/><text:span text:style-name="T2"/></text:p>
      <text:p text:style-name="P5">ছাত্র নামঃ ………………………………………………………...</text:p>
      <text:p text:style-name="P6">শ্রেণিঃ ………………………………………………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8pt" style:font-size-asian="18pt" style:font-size-complex="18pt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ize="16pt" style:text-underline-style="none" officeooo:rsid="00043609" style:text-blinking="false" fo:background-color="transparent" style:font-size-asian="16pt" style:font-name-complex="Arial2" style:font-size-complex="16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ize="16pt" style:text-underline-style="none" officeooo:rsid="00043609" officeooo:paragraph-rsid="00043609" style:text-blinking="false" fo:background-color="transparent" style:font-size-asian="16pt" style:font-name-complex="Arial2" style:font-size-complex="16pt" style:font-style-complex="normal" style:font-weight-complex="normal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 style:font-weight-asian="normal" style:font-name-complex="Arial2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fo:font-size="16pt" style:text-underline-style="none" officeooo:rsid="00043609" style:text-blinking="false" fo:background-color="transparent" loext:char-shading-value="0" style:font-size-asian="16pt" style:font-name-complex="Arial2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fo:font-size="16pt" style:text-underline-style="none" style:text-blinking="false" fo:background-color="transparent" loext:char-shading-value="0" style:font-size-asian="16pt" style:font-name-complex="Arial2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officeooo:rsid="00043609" style:text-blinking="false" fo:background-color="transparent" loext:char-shading-value="0" style:font-size-asian="16pt" style:font-name-complex="Arial2" style:font-size-complex="1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docs-internal-guid-f77298e7-7fff-853a-c61f-f3228a40a3af Copy 1"/><text:span text:style-name="MT1">কালার ডাঙ্গা নূরে মদিনা হাফিজিয়া কওমি মাদ্রাসা ও এতিম খানা</text:span></text:p>
        <text:p text:style-name="MP2"/>
        <text:p text:style-name="MP3"><text:span text:style-name="MT2">ছু</text:span><text:span text:style-name="MT3">টির সময় প্রতিদিন ৫ ওয়াক্ত নামাজ আদায় করতে হবে। যে মসজিদে নামাজ আদায় করবে ইমাম সাহেবের স্বাক্ষর নিবে। আদেশক্রমে অত্র মাদ্রাসার জিম্মাদার</text:span><text:span text:style-name="MT4">। </text:span><text:span text:style-name="MT3">মোবাইলঃ ০১৭৫১</text:span><text:span text:style-name="MT5">-</text:span><text:span text:style-name="MT3">২৫৪৫৫২ / </text:span><text:span text:style-name="MT2">০১৭৯৩৮৮২১৫৬ </text:span></text:p>
        <text:p text:style-name="MP4">( ভর্তির <text:s/>জন্য যোগাযোগ করুন )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19:19:55.799921600</meta:creation-date>
    <meta:print-date>2025-05-26T19:36:12.494051200</meta:print-date>
    <dc:date>2025-05-26T20:07:03.738567700</dc:date>
    <meta:editing-duration>PT26M41S</meta:editing-duration>
    <meta:editing-cycles>1</meta:editing-cycles>
    <meta:document-statistic meta:table-count="1" meta:image-count="0" meta:object-count="0" meta:page-count="1" meta:paragraph-count="34" meta:word-count="76" meta:character-count="334" meta:non-whitespace-character-count="279"/>
    <meta:generator>LibreOffice/25.2.2.2$Windows_X86_64 LibreOffice_project/7370d4be9e3cf6031a51beef54ff3bda878e3fac</meta:generator>
  </office:meta>
</office:document-meta>
</file>